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342f" officeooo:paragraph-rsid="001f342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342f" officeooo:paragraph-rsid="001f342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f342f" officeooo:paragraph-rsid="001f342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04ddf" officeooo:paragraph-rsid="00204ddf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04ddf" officeooo:paragraph-rsid="00204ddf" style:font-size-asian="12.25pt" style:font-weight-asian="normal" style:font-size-complex="14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officeooo:rsid="00204dd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3.759cm" fo:min-width="2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33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SEND MESSAGE</text:p>
      <text:p text:style-name="P1"/>
      <text:p text:style-name="P2"><draw:custom-shape text:anchor-type="paragraph" draw:z-index="0" draw:name="Forme1" draw:style-name="gr1" draw:text-style-name="P7" svg:width="2.146cm" svg:height="3.76cm" svg:x="2.274cm" svg:y="1.836cm"><text:p text:style-name="P6"><text:span text:style-name="T2">Users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7" svg:width="2.146cm" svg:height="3.76cm" svg:x="11.419cm" svg:y="1.836cm"><text:p text:style-name="P6"><text:span text:style-name="T2">Message</text:span></text:p><draw:enhanced-geometry svg:viewBox="0 0 21600 21600" draw:type="rectangle" draw:enhanced-path="M 0 0 L 21600 0 21600 21600 0 21600 0 0 Z N"/></draw:custom-shape><draw:line text:anchor-type="paragraph" draw:z-index="2" draw:name="Forme2" draw:style-name="gr2" draw:text-style-name="P8" svg:x1="11.42cm" svg:y1="3.591cm" svg:x2="4.419cm" svg:y2="3.617cm"><text:p/></draw:line><draw:custom-shape text:anchor-type="paragraph" draw:z-index="3" draw:name="Forme3" draw:style-name="gr3" draw:text-style-name="P8" svg:width="2.841cm" svg:height="1.699cm" svg:x="6.369cm" svg:y="2.783cm"><text:p text:style-name="P8">envoy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Forme4" draw:style-name="gr4" draw:text-style-name="P9" svg:width="0.724cm" svg:height="0.809cm" svg:x="4.697cm" svg:y="2.783cm"><draw:text-box><text:p>0,N</text:p></draw:text-box></draw:frame><draw:frame text:anchor-type="paragraph" draw:z-index="5" draw:name="Forme4" draw:style-name="gr4" draw:text-style-name="P9" svg:width="0.724cm" svg:height="0.809cm" svg:x="10.696cm" svg:y="2.81cm"><draw:text-box><text:p>1,1</text:p></draw:text-box></draw:frame></text:p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3">User<text:span text:style-name="T1">s</text:span> :</text:p>
      <text:p text:style-name="P3">id</text:p>
      <text:p text:style-name="P3">nom</text:p>
      <text:p text:style-name="P3">prénom</text:p>
      <text:p text:style-name="P3">mail</text:p>
      <text:p text:style-name="P5">mdp</text:p>
      <text:p text:style-name="P3">téléphone</text:p>
      <text:p text:style-name="P3">pseudo</text:p>
      <text:p text:style-name="P3">dateDeNaissance</text:p>
      <text:p text:style-name="P3"/>
      <text:p text:style-name="P3">Message :</text:p>
      <text:p text:style-name="P3">id</text:p>
      <text:p text:style-name="P3">texte</text:p>
      <text:p text:style-name="P3">dateEnvoyer</text:p>
      <text:p text:style-name="P3">destinataire</text:p>
      <text:p text:style-name="P3">id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24:00.855000000</meta:creation-date>
    <dc:date>2021-01-20T15:37:05.464000000</dc:date>
    <meta:editing-duration>PT11M46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6" meta:word-count="20" meta:character-count="119" meta:non-whitespace-character-count="115"/>
  </office:meta>
</office:document-meta>
</file>